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Healing Wave</text:p>
          </table:table-cell>
          <table:table-cell table:number-columns-repeated="9"/>
          <table:table-cell office:value-type="string" calcext:value-type="string">
            <text:p>Lesser Healing Wave</text:p>
          </table:table-cell>
          <table:table-cell table:number-columns-repeated="8"/>
          <table:table-cell office:value-type="string" calcext:value-type="string">
            <text:p>Chain He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min healing</text:p>
          </table:table-cell>
          <table:table-cell office:value-type="string" calcext:value-type="string">
            <text:p>max healing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 hpm</text:p>
          </table:table-cell>
          <table:table-cell/>
          <table:table-cell office:value-type="string" calcext:value-type="string">
            <text:p>min healing</text:p>
          </table:table-cell>
          <table:table-cell office:value-type="string" calcext:value-type="string">
            <text:p>max healing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 hpm</text:p>
          </table:table-cell>
          <table:table-cell/>
          <table:table-cell office:value-type="string" calcext:value-type="string">
            <text:p>min healing</text:p>
          </table:table-cell>
          <table:table-cell office:value-type="string" calcext:value-type="string">
            <text:p>max healing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cast time</text:p>
          </table:table-cell>
          <table:table-cell office:value-type="string" calcext:value-type="string">
            <text:p>scaling</text:p>
          </table:table-cell>
          <table:table-cell office:value-type="string" calcext:value-type="string">
            <text:p>hps</text:p>
          </table:table-cell>
          <table:table-cell office:value-type="string" calcext:value-type="string">
            <text:p>hpm</text:p>
          </table:table-cell>
          <table:table-cell office:value-type="string" calcext:value-type="string">
            <text:p>eff hp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1.5*(1-[.$B$15])" office:value-type="float" office:value="1.2" calcext:value-type="float">
            <text:p>1.2</text:p>
          </table:table-cell>
          <table:table-cell office:value-type="float" office:value="0.123" calcext:value-type="float">
            <text:p>0.123</text:p>
          </table:table-cell>
          <table:table-cell table:formula="of:=(([.C3]+[.B3])/2+[.F3]*[.$B$13])/[.E3]" office:value-type="float" office:value="85.8333333333333" calcext:value-type="float">
            <text:p>85.8333333333333</text:p>
          </table:table-cell>
          <table:table-cell table:formula="of:=(([.C3]+[.B3])/2+[.F3]*[.$B$13])/[.D3]" office:value-type="float" office:value="4.12" calcext:value-type="float">
            <text:p>4.12</text:p>
          </table:table-cell>
          <table:table-cell table:formula="of:=(([.C3]+[.B3])/2+[.F3]*[.$B$13])/([.D3]-[.$B$14]/5*[.E3])" office:value-type="float" office:value="7.92307692307692" calcext:value-type="float">
            <text:p>7.92307692307692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table:formula="of:=1.5*(1-[.$B$15])" office:value-type="float" office:value="1.2" calcext:value-type="float">
            <text:p>1.2</text:p>
          </table:table-cell>
          <table:table-cell office:value-type="float" office:value="0.429" calcext:value-type="float">
            <text:p>0.429</text:p>
          </table:table-cell>
          <table:table-cell table:formula="of:=(([.L3]+[.K3])/2+[.O3]*[.$B$13])/[.N3]" office:value-type="float" office:value="330.833333333333" calcext:value-type="float">
            <text:p>330.833333333333</text:p>
          </table:table-cell>
          <table:table-cell table:formula="of:=(([.L3]+[.K3])/2+[.O3]*[.$B$13])/[.M3]" office:value-type="float" office:value="3.78095238095238" calcext:value-type="float">
            <text:p>3.78095238095238</text:p>
          </table:table-cell>
          <table:table-cell table:formula="of:=(([.L3]+[.K3])/2+[.O3]*[.$B$13])/([.M3]-[.$B$14]/5*[.N3])" office:value-type="float" office:value="4.26881720430108" calcext:value-type="float">
            <text:p>4.26881720430108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81" calcext:value-type="float">
            <text:p>381</text:p>
          </table:table-cell>
          <table:table-cell office:value-type="float" office:value="260" calcext:value-type="float">
            <text:p>260</text:p>
          </table:table-cell>
          <table:table-cell table:formula="of:=2.5*(1-[.$B$15])" office:value-type="float" office:value="2" calcext:value-type="float">
            <text:p>2</text:p>
          </table:table-cell>
          <table:table-cell office:value-type="float" office:value="0.408" calcext:value-type="float">
            <text:p>0.408</text:p>
          </table:table-cell>
          <table:table-cell table:formula="of:=(([.U3]+[.T3])/2+[.X3]*[.$B$13])*(1+0.5+0.25)/[.W3]" office:value-type="float" office:value="490.4375" calcext:value-type="float">
            <text:p>490.4375</text:p>
          </table:table-cell>
          <table:table-cell table:formula="of:=(([.U3]+[.T3])/2+[.X3]*[.$B$13])*(1+0.5+0.25)/[.V3]" office:value-type="float" office:value="3.77259615384615" calcext:value-type="float">
            <text:p>3.77259615384615</text:p>
          </table:table-cell>
          <table:table-cell table:formula="of:=(([.U3]+[.T3])/2+[.X3]*[.$B$13])*(1+0.5+0.25)/([.V3]-[.$B$14]/5*[.W3])" office:value-type="float" office:value="4.08697916666667" calcext:value-type="float">
            <text:p>4.08697916666667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formula="of:=2*(1-[.$B$15])" office:value-type="float" office:value="1.6" calcext:value-type="float">
            <text:p>1.6</text:p>
          </table:table-cell>
          <table:table-cell office:value-type="float" office:value="0.271" calcext:value-type="float">
            <text:p>0.271</text:p>
          </table:table-cell>
          <table:table-cell table:formula="of:=(([.C4]+[.B4])/2+[.F4]*[.$B$13])/[.E4]" office:value-type="float" office:value="132.1875" calcext:value-type="float">
            <text:p>132.1875</text:p>
          </table:table-cell>
          <table:table-cell table:formula="of:=(([.C4]+[.B4])/2+[.F4]*[.$B$13])/[.D4]" office:value-type="float" office:value="4.7" calcext:value-type="float">
            <text:p>4.7</text:p>
          </table:table-cell>
          <table:table-cell table:formula="of:=(([.C4]+[.B4])/2+[.F4]*[.$B$13])/([.D4]-[.$B$14]/5*[.E4])" office:value-type="float" office:value="7.29310344827586" calcext:value-type="float">
            <text:p>7.29310344827586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292" calcext:value-type="float">
            <text:p>292</text:p>
          </table:table-cell>
          <table:table-cell office:value-type="float" office:value="145" calcext:value-type="float">
            <text:p>145</text:p>
          </table:table-cell>
          <table:table-cell table:formula="of:=1.5*(1-[.$B$15])" office:value-type="float" office:value="1.2" calcext:value-type="float">
            <text:p>1.2</text:p>
          </table:table-cell>
          <table:table-cell office:value-type="float" office:value="0.429" calcext:value-type="float">
            <text:p>0.429</text:p>
          </table:table-cell>
          <table:table-cell table:formula="of:=(([.L4]+[.K4])/2+[.O4]*[.$B$13])/[.N4]" office:value-type="float" office:value="407.5" calcext:value-type="float">
            <text:p>407.5</text:p>
          </table:table-cell>
          <table:table-cell table:formula="of:=(([.L4]+[.K4])/2+[.O4]*[.$B$13])/[.M4]" office:value-type="float" office:value="3.37241379310345" calcext:value-type="float">
            <text:p>3.37241379310345</text:p>
          </table:table-cell>
          <table:table-cell table:formula="of:=(([.L4]+[.K4])/2+[.O4]*[.$B$13])/([.M4]-[.$B$14]/5*[.N4])" office:value-type="float" office:value="3.67669172932331" calcext:value-type="float">
            <text:p>3.67669172932331</text:p>
          </table:table-cell>
          <table:table-cell/>
          <table:table-cell office:value-type="float" office:value="419" calcext:value-type="float">
            <text:p>419</text:p>
          </table:table-cell>
          <table:table-cell office:value-type="float" office:value="479" calcext:value-type="float">
            <text:p>479</text:p>
          </table:table-cell>
          <table:table-cell office:value-type="float" office:value="315" calcext:value-type="float">
            <text:p>315</text:p>
          </table:table-cell>
          <table:table-cell table:formula="of:=2.5*(1-[.$B$15])" office:value-type="float" office:value="2" calcext:value-type="float">
            <text:p>2</text:p>
          </table:table-cell>
          <table:table-cell office:value-type="float" office:value="0.408" calcext:value-type="float">
            <text:p>0.408</text:p>
          </table:table-cell>
          <table:table-cell table:formula="of:=(([.U4]+[.T4])/2+[.X4]*[.$B$13])*(1+0.5+0.25)/[.W4]" office:value-type="float" office:value="571.375" calcext:value-type="float">
            <text:p>571.375</text:p>
          </table:table-cell>
          <table:table-cell table:formula="of:=(([.U4]+[.T4])/2+[.X4]*[.$B$13])*(1+0.5+0.25)/[.V4]" office:value-type="float" office:value="3.62777777777778" calcext:value-type="float">
            <text:p>3.62777777777778</text:p>
          </table:table-cell>
          <table:table-cell table:formula="of:=(([.U4]+[.T4])/2+[.X4]*[.$B$13])*(1+0.5+0.25)/([.V4]-[.$B$14]/5*[.W4])" office:value-type="float" office:value="3.87372881355932" calcext:value-type="float">
            <text:p>3.873728813559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163" calcext:value-type="float">
            <text:p>163</text:p>
          </table:table-cell>
          <table:table-cell office:value-type="float" office:value="80" calcext:value-type="float">
            <text:p>80</text:p>
          </table:table-cell>
          <table:table-cell table:formula="of:=2.5*(1-[.$B$15])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formula="of:=(([.C5]+[.B5])/2+[.F5]*[.$B$13])/[.E5]" office:value-type="float" office:value="199.75" calcext:value-type="float">
            <text:p>199.75</text:p>
          </table:table-cell>
          <table:table-cell table:formula="of:=(([.C5]+[.B5])/2+[.F5]*[.$B$13])/[.D5]" office:value-type="float" office:value="4.99375" calcext:value-type="float">
            <text:p>4.99375</text:p>
          </table:table-cell>
          <table:table-cell table:formula="of:=(([.C5]+[.B5])/2+[.F5]*[.$B$13])/([.D5]-[.$B$14]/5*[.E5])" office:value-type="float" office:value="6.65833333333333" calcext:value-type="float">
            <text:p>6.6583333333333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94" calcext:value-type="float">
            <text:p>394</text:p>
          </table:table-cell>
          <table:table-cell office:value-type="float" office:value="185" calcext:value-type="float">
            <text:p>185</text:p>
          </table:table-cell>
          <table:table-cell table:formula="of:=1.5*(1-[.$B$15])" office:value-type="float" office:value="1.2" calcext:value-type="float">
            <text:p>1.2</text:p>
          </table:table-cell>
          <table:table-cell office:value-type="float" office:value="0.429" calcext:value-type="float">
            <text:p>0.429</text:p>
          </table:table-cell>
          <table:table-cell table:formula="of:=(([.L5]+[.K5])/2+[.O5]*[.$B$13])/[.N5]" office:value-type="float" office:value="488.333333333333" calcext:value-type="float">
            <text:p>488.333333333333</text:p>
          </table:table-cell>
          <table:table-cell table:formula="of:=(([.L5]+[.K5])/2+[.O5]*[.$B$13])/[.M5]" office:value-type="float" office:value="3.16756756756757" calcext:value-type="float">
            <text:p>3.16756756756757</text:p>
          </table:table-cell>
          <table:table-cell table:formula="of:=(([.L5]+[.K5])/2+[.O5]*[.$B$13])/([.M5]-[.$B$14]/5*[.N5])" office:value-type="float" office:value="3.38728323699422" calcext:value-type="float">
            <text:p>3.38728323699422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646" calcext:value-type="float">
            <text:p>646</text:p>
          </table:table-cell>
          <table:table-cell office:value-type="float" office:value="405" calcext:value-type="float">
            <text:p>405</text:p>
          </table:table-cell>
          <table:table-cell table:formula="of:=2.5*(1-[.$B$15])" office:value-type="float" office:value="2" calcext:value-type="float">
            <text:p>2</text:p>
          </table:table-cell>
          <table:table-cell office:value-type="float" office:value="0.408" calcext:value-type="float">
            <text:p>0.408</text:p>
          </table:table-cell>
          <table:table-cell table:formula="of:=(([.U5]+[.T5])/2+[.X5]*[.$B$13])*(1+0.5+0.25)/[.W5]" office:value-type="float" office:value="709.1875" calcext:value-type="float">
            <text:p>709.1875</text:p>
          </table:table-cell>
          <table:table-cell table:formula="of:=(([.U5]+[.T5])/2+[.X5]*[.$B$13])*(1+0.5+0.25)/[.V5]" office:value-type="float" office:value="3.50216049382716" calcext:value-type="float">
            <text:p>3.50216049382716</text:p>
          </table:table-cell>
          <table:table-cell table:formula="of:=(([.U5]+[.T5])/2+[.X5]*[.$B$13])*(1+0.5+0.25)/([.V5]-[.$B$14]/5*[.W5])" office:value-type="float" office:value="3.68409090909091" calcext:value-type="float">
            <text:p>3.68409090909091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float" office:value="279" calcext:value-type="float">
            <text:p>279</text:p>
          </table:table-cell>
          <table:table-cell office:value-type="float" office:value="328" calcext:value-type="float">
            <text:p>328</text:p>
          </table:table-cell>
          <table:table-cell office:value-type="float" office:value="155" calcext:value-type="float">
            <text:p>155</text:p>
          </table:table-cell>
          <table:table-cell table:formula="of:=3*(1-[.$B$15])" office:value-type="float" office:value="2.4" calcext:value-type="float">
            <text:p>2.4</text:p>
          </table:table-cell>
          <table:table-cell office:value-type="float" office:value="0.793" calcext:value-type="float">
            <text:p>0.793</text:p>
          </table:table-cell>
          <table:table-cell table:formula="of:=(([.C6]+[.B6])/2+[.F6]*[.$B$13])/[.E6]" office:value-type="float" office:value="291.666666666667" calcext:value-type="float">
            <text:p>291.666666666667</text:p>
          </table:table-cell>
          <table:table-cell table:formula="of:=(([.C6]+[.B6])/2+[.F6]*[.$B$13])/[.D6]" office:value-type="float" office:value="4.51612903225807" calcext:value-type="float">
            <text:p>4.51612903225807</text:p>
          </table:table-cell>
          <table:table-cell table:formula="of:=(([.C6]+[.B6])/2+[.F6]*[.$B$13])/([.D6]-[.$B$14]/5*[.E6])" office:value-type="float" office:value="5.34351145038168" calcext:value-type="float">
            <text:p>5.34351145038168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529" calcext:value-type="float">
            <text:p>529</text:p>
          </table:table-cell>
          <table:table-cell office:value-type="float" office:value="235" calcext:value-type="float">
            <text:p>235</text:p>
          </table:table-cell>
          <table:table-cell table:formula="of:=1.5*(1-[.$B$15])" office:value-type="float" office:value="1.2" calcext:value-type="float">
            <text:p>1.2</text:p>
          </table:table-cell>
          <table:table-cell office:value-type="float" office:value="0.429" calcext:value-type="float">
            <text:p>0.429</text:p>
          </table:table-cell>
          <table:table-cell table:formula="of:=(([.L6]+[.K6])/2+[.O6]*[.$B$13])/[.N6]" office:value-type="float" office:value="596.25" calcext:value-type="float">
            <text:p>596.25</text:p>
          </table:table-cell>
          <table:table-cell table:formula="of:=(([.L6]+[.K6])/2+[.O6]*[.$B$13])/[.M6]" office:value-type="float" office:value="3.04468085106383" calcext:value-type="float">
            <text:p>3.04468085106383</text:p>
          </table:table-cell>
          <table:table-cell table:formula="of:=(([.L6]+[.K6])/2+[.O6]*[.$B$13])/([.M6]-[.$B$14]/5*[.N6])" office:value-type="float" office:value="3.2085201793722" calcext:value-type="float">
            <text:p>3.2085201793722</text:p>
          </table:table-cell>
          <table:table-cell table:number-columns-repeated="9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float" office:value="389" calcext:value-type="float">
            <text:p>389</text:p>
          </table:table-cell>
          <table:table-cell office:value-type="float" office:value="454" calcext:value-type="float">
            <text:p>454</text:p>
          </table:table-cell>
          <table:table-cell office:value-type="float" office:value="200" calcext:value-type="float">
            <text:p>200</text:p>
          </table:table-cell>
          <table:table-cell table:formula="of:=3*(1-[.$B$15])" office:value-type="float" office:value="2.4" calcext:value-type="float">
            <text:p>2.4</text:p>
          </table:table-cell>
          <table:table-cell office:value-type="float" office:value="0.857" calcext:value-type="float">
            <text:p>0.857</text:p>
          </table:table-cell>
          <table:table-cell table:formula="of:=(([.C7]+[.B7])/2+[.F7]*[.$B$13])/[.E7]" office:value-type="float" office:value="354.166666666667" calcext:value-type="float">
            <text:p>354.166666666667</text:p>
          </table:table-cell>
          <table:table-cell table:formula="of:=(([.C7]+[.B7])/2+[.F7]*[.$B$13])/[.D7]" office:value-type="float" office:value="4.25" calcext:value-type="float">
            <text:p>4.25</text:p>
          </table:table-cell>
          <table:table-cell table:formula="of:=(([.C7]+[.B7])/2+[.F7]*[.$B$13])/([.D7]-[.$B$14]/5*[.E7])" office:value-type="float" office:value="4.82954545454545" calcext:value-type="float">
            <text:p>4.82954545454545</text:p>
          </table:table-cell>
          <table:table-cell/>
          <table:table-cell office:value-type="float" office:value="649" calcext:value-type="float">
            <text:p>649</text:p>
          </table:table-cell>
          <table:table-cell office:value-type="float" office:value="723" calcext:value-type="float">
            <text:p>723</text:p>
          </table:table-cell>
          <table:table-cell office:value-type="float" office:value="305" calcext:value-type="float">
            <text:p>305</text:p>
          </table:table-cell>
          <table:table-cell table:formula="of:=1.5*(1-[.$B$15])" office:value-type="float" office:value="1.2" calcext:value-type="float">
            <text:p>1.2</text:p>
          </table:table-cell>
          <table:table-cell office:value-type="float" office:value="0.429" calcext:value-type="float">
            <text:p>0.429</text:p>
          </table:table-cell>
          <table:table-cell table:formula="of:=(([.L7]+[.K7])/2+[.O7]*[.$B$13])/[.N7]" office:value-type="float" office:value="750.416666666667" calcext:value-type="float">
            <text:p>750.416666666667</text:p>
          </table:table-cell>
          <table:table-cell table:formula="of:=(([.L7]+[.K7])/2+[.O7]*[.$B$13])/[.M7]" office:value-type="float" office:value="2.95245901639344" calcext:value-type="float">
            <text:p>2.95245901639344</text:p>
          </table:table-cell>
          <table:table-cell table:formula="of:=(([.L7]+[.K7])/2+[.O7]*[.$B$13])/([.M7]-[.$B$14]/5*[.N7])" office:value-type="float" office:value="3.07337883959044" calcext:value-type="float">
            <text:p>3.07337883959044</text:p>
          </table:table-cell>
          <table:table-cell table:number-columns-repeated="9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float" office:value="552" calcext:value-type="float">
            <text:p>552</text:p>
          </table:table-cell>
          <table:table-cell office:value-type="float" office:value="639" calcext:value-type="float">
            <text:p>639</text:p>
          </table:table-cell>
          <table:table-cell office:value-type="float" office:value="265" calcext:value-type="float">
            <text:p>265</text:p>
          </table:table-cell>
          <table:table-cell table:formula="of:=3*(1-[.$B$15])" office:value-type="float" office:value="2.4" calcext:value-type="float">
            <text:p>2.4</text:p>
          </table:table-cell>
          <table:table-cell table:formula="of:=[.F7]" office:value-type="float" office:value="0.857" calcext:value-type="float">
            <text:p>0.857</text:p>
          </table:table-cell>
          <table:table-cell table:formula="of:=(([.C8]+[.B8])/2+[.F8]*[.$B$13])/[.E8]" office:value-type="float" office:value="426.666666666667" calcext:value-type="float">
            <text:p>426.666666666667</text:p>
          </table:table-cell>
          <table:table-cell table:formula="of:=(([.C8]+[.B8])/2+[.F8]*[.$B$13])/[.D8]" office:value-type="float" office:value="3.86415094339623" calcext:value-type="float">
            <text:p>3.86415094339623</text:p>
          </table:table-cell>
          <table:table-cell table:formula="of:=(([.C8]+[.B8])/2+[.F8]*[.$B$13])/([.D8]-[.$B$14]/5*[.E8])" office:value-type="float" office:value="4.24896265560166" calcext:value-type="float">
            <text:p>4.2489626556016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928" calcext:value-type="float">
            <text:p>928</text:p>
          </table:table-cell>
          <table:table-cell office:value-type="float" office:value="380" calcext:value-type="float">
            <text:p>380</text:p>
          </table:table-cell>
          <table:table-cell table:formula="of:=1.5*(1-[.$B$15])" office:value-type="float" office:value="1.2" calcext:value-type="float">
            <text:p>1.2</text:p>
          </table:table-cell>
          <table:table-cell office:value-type="float" office:value="0.429" calcext:value-type="float">
            <text:p>0.429</text:p>
          </table:table-cell>
          <table:table-cell table:formula="of:=(([.L8]+[.K8])/2+[.O8]*[.$B$13])/[.N8]" office:value-type="float" office:value="912.083333333333" calcext:value-type="float">
            <text:p>912.083333333333</text:p>
          </table:table-cell>
          <table:table-cell table:formula="of:=(([.L8]+[.K8])/2+[.O8]*[.$B$13])/[.M8]" office:value-type="float" office:value="2.88026315789474" calcext:value-type="float">
            <text:p>2.88026315789474</text:p>
          </table:table-cell>
          <table:table-cell table:formula="of:=(([.L8]+[.K8])/2+[.O8]*[.$B$13])/([.M8]-[.$B$14]/5*[.N8])" office:value-type="float" office:value="2.9741847826087" calcext:value-type="float">
            <text:p>2.9741847826087</text:p>
          </table:table-cell>
          <table:table-cell table:number-columns-repeated="9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float" office:value="759" calcext:value-type="float">
            <text:p>759</text:p>
          </table:table-cell>
          <table:table-cell office:value-type="float" office:value="874" calcext:value-type="float">
            <text:p>874</text:p>
          </table:table-cell>
          <table:table-cell office:value-type="float" office:value="340" calcext:value-type="float">
            <text:p>340</text:p>
          </table:table-cell>
          <table:table-cell table:formula="of:=3*(1-[.$B$15])" office:value-type="float" office:value="2.4" calcext:value-type="float">
            <text:p>2.4</text:p>
          </table:table-cell>
          <table:table-cell table:formula="of:=[.F8]" office:value-type="float" office:value="0.857" calcext:value-type="float">
            <text:p>0.857</text:p>
          </table:table-cell>
          <table:table-cell table:formula="of:=(([.C9]+[.B9])/2+[.F9]*[.$B$13])/[.E9]" office:value-type="float" office:value="518.75" calcext:value-type="float">
            <text:p>518.75</text:p>
          </table:table-cell>
          <table:table-cell table:formula="of:=(([.C9]+[.B9])/2+[.F9]*[.$B$13])/[.D9]" office:value-type="float" office:value="3.66176470588235" calcext:value-type="float">
            <text:p>3.66176470588235</text:p>
          </table:table-cell>
          <table:table-cell table:formula="of:=(([.C9]+[.B9])/2+[.F9]*[.$B$13])/([.D9]-[.$B$14]/5*[.E9])" office:value-type="float" office:value="3.93987341772152" calcext:value-type="float">
            <text:p>3.93987341772152</text:p>
          </table:table-cell>
          <table:table-cell table:number-columns-repeated="18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float" office:value="1040" calcext:value-type="float">
            <text:p>1040</text:p>
          </table:table-cell>
          <table:table-cell office:value-type="float" office:value="1191" calcext:value-type="float">
            <text:p>1191</text:p>
          </table:table-cell>
          <table:table-cell office:value-type="float" office:value="440" calcext:value-type="float">
            <text:p>440</text:p>
          </table:table-cell>
          <table:table-cell table:formula="of:=3*(1-[.$B$15])" office:value-type="float" office:value="2.4" calcext:value-type="float">
            <text:p>2.4</text:p>
          </table:table-cell>
          <table:table-cell table:formula="of:=[.F9]" office:value-type="float" office:value="0.857" calcext:value-type="float">
            <text:p>0.857</text:p>
          </table:table-cell>
          <table:table-cell table:formula="of:=(([.C10]+[.B10])/2+[.F10]*[.$B$13])/[.E10]" office:value-type="float" office:value="643.333333333333" calcext:value-type="float">
            <text:p>643.333333333333</text:p>
          </table:table-cell>
          <table:table-cell table:formula="of:=(([.C10]+[.B10])/2+[.F10]*[.$B$13])/[.D10]" office:value-type="float" office:value="3.50909090909091" calcext:value-type="float">
            <text:p>3.50909090909091</text:p>
          </table:table-cell>
          <table:table-cell table:formula="of:=(([.C10]+[.B10])/2+[.F10]*[.$B$13])/([.D10]-[.$B$14]/5*[.E10])" office:value-type="float" office:value="3.71153846153846" calcext:value-type="float">
            <text:p>3.71153846153846</text:p>
          </table:table-cell>
          <table:table-cell table:number-columns-repeated="18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float" office:value="1389" calcext:value-type="float">
            <text:p>1389</text:p>
          </table:table-cell>
          <table:table-cell office:value-type="float" office:value="1583" calcext:value-type="float">
            <text:p>1583</text:p>
          </table:table-cell>
          <table:table-cell office:value-type="float" office:value="560" calcext:value-type="float">
            <text:p>560</text:p>
          </table:table-cell>
          <table:table-cell table:formula="of:=3*(1-[.$B$15])" office:value-type="float" office:value="2.4" calcext:value-type="float">
            <text:p>2.4</text:p>
          </table:table-cell>
          <table:table-cell table:formula="of:=[.F10]" office:value-type="float" office:value="0.857" calcext:value-type="float">
            <text:p>0.857</text:p>
          </table:table-cell>
          <table:table-cell table:formula="of:=(([.C11]+[.B11])/2+[.F11]*[.$B$13])/[.E11]" office:value-type="float" office:value="797.708333333333" calcext:value-type="float">
            <text:p>797.708333333333</text:p>
          </table:table-cell>
          <table:table-cell table:formula="of:=(([.C11]+[.B11])/2+[.F11]*[.$B$13])/[.D11]" office:value-type="float" office:value="3.41875" calcext:value-type="float">
            <text:p>3.41875</text:p>
          </table:table-cell>
          <table:table-cell table:formula="of:=(([.C11]+[.B11])/2+[.F11]*[.$B$13])/([.D11]-[.$B$14]/5*[.E11])" office:value-type="float" office:value="3.57182835820896" calcext:value-type="float">
            <text:p>3.57182835820896</text:p>
          </table:table-cell>
          <table:table-cell table:number-columns-repeated="18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float" office:value="1620" calcext:value-type="float">
            <text:p>1620</text:p>
          </table:table-cell>
          <table:table-cell office:value-type="float" office:value="1850" calcext:value-type="float">
            <text:p>1850</text:p>
          </table:table-cell>
          <table:table-cell office:value-type="float" office:value="620" calcext:value-type="float">
            <text:p>620</text:p>
          </table:table-cell>
          <table:table-cell table:formula="of:=3*(1-[.$B$15])" office:value-type="float" office:value="2.4" calcext:value-type="float">
            <text:p>2.4</text:p>
          </table:table-cell>
          <table:table-cell table:formula="of:=[.F11]" office:value-type="float" office:value="0.857" calcext:value-type="float">
            <text:p>0.857</text:p>
          </table:table-cell>
          <table:table-cell table:formula="of:=(([.C12]+[.B12])/2+[.F12]*[.$B$13])/[.E12]" office:value-type="float" office:value="901.458333333333" calcext:value-type="float">
            <text:p>901.458333333333</text:p>
          </table:table-cell>
          <table:table-cell table:formula="of:=(([.C12]+[.B12])/2+[.F12]*[.$B$13])/[.D12]" office:value-type="float" office:value="3.48951612903226" calcext:value-type="float">
            <text:p>3.48951612903226</text:p>
          </table:table-cell>
          <table:table-cell table:formula="of:=(([.C12]+[.B12])/2+[.F12]*[.$B$13])/([.D12]-[.$B$14]/5*[.E12])" office:value-type="float" office:value="3.63003355704698" calcext:value-type="float">
            <text:p>3.6300335570469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pellpower</text:p>
          </table:table-cell>
          <table:table-cell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p5</text:p>
          </table:table-cell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haste</text:p>
          </table:table-cell>
          <table:table-cell office:value-type="float" office:value="0.2" calcext:value-type="float">
            <text:p>0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na</text:p>
          </table:table-cell>
          <table:table-cell office:value-type="float" office:value="10000" calcext:value-type="float">
            <text:p>1000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5T00:22:31.979371056</meta:creation-date>
    <dc:date>2020-04-05T19:42:55.772793491</dc:date>
    <meta:editing-duration>PT18H59M29S</meta:editing-duration>
    <meta:editing-cycles>9</meta:editing-cycles>
    <meta:generator>LibreOffice/6.3.5.2$Linux_X86_64 LibreOffice_project/30$Build-2</meta:generator>
    <meta:document-statistic meta:table-count="1" meta:cell-count="200" meta:object-count="0"/>
  </office:meta>
</office:document-meta>
</file>